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4028in" fo:margin-left="0in" fo:margin-top="0in" fo:margin-bottom="0in" table:align="left"/>
    </style:style>
    <style:style style:name="Table1.A" style:family="table-column">
      <style:table-column-properties style:column-width="0.4715in"/>
    </style:style>
    <style:style style:name="Table1.B" style:family="table-column">
      <style:table-column-properties style:column-width="5.9306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5347in" fo:keep-together="auto"/>
    </style:style>
    <style:style style:name="Table2" style:family="table">
      <style:table-properties style:width="6.4028in" fo:margin-left="0in" fo:margin-top="0in" fo:margin-bottom="0in" table:align="left"/>
    </style:style>
    <style:style style:name="Table2.A" style:family="table-column">
      <style:table-column-properties style:column-width="2.8569in"/>
    </style:style>
    <style:style style:name="Table2.B" style:family="table-column">
      <style:table-column-properties style:column-width="3.5451in"/>
    </style:style>
    <style:style style:name="Table2.1" style:family="table-row">
      <style:table-row-properties style:min-row-height="0.3472in" fo:keep-together="auto"/>
    </style:style>
    <style:style style:name="Table2.A1" style:family="table-cell">
      <style:table-cell-properties style:vertical-align="" fo:padding="0.0694in" fo:border="none"/>
    </style:style>
    <style:style style:name="Table2.2" style:family="table-row">
      <style:table-row-properties style:min-row-height="0.5347in" fo:keep-together="auto"/>
    </style:style>
    <style:style style:name="Table3" style:family="table">
      <style:table-properties style:width="6.4028in" fo:margin-left="0in" fo:margin-top="0in" fo:margin-bottom="0in" table:align="left"/>
    </style:style>
    <style:style style:name="Table3.A" style:family="table-column">
      <style:table-column-properties style:column-width="2.8986in"/>
    </style:style>
    <style:style style:name="Table3.B" style:family="table-column">
      <style:table-column-properties style:column-width="3.5035in"/>
    </style:style>
    <style:style style:name="Table3.1" style:family="table-row">
      <style:table-row-properties style:min-row-height="0.3472in" fo:keep-together="auto"/>
    </style:style>
    <style:style style:name="Table3.A1" style:family="table-cell">
      <style:table-cell-properties style:vertical-align="" fo:padding="0.0694in" fo:border="none"/>
    </style:style>
    <style:style style:name="Table3.2" style:family="table-row">
      <style:table-row-properties style:min-row-height="0.5347in" fo:keep-together="auto"/>
    </style:style>
    <style:style style:name="Table3.3" style:family="table-row">
      <style:table-row-properties style:min-row-height="0.3785in" fo:keep-together="auto"/>
    </style:style>
    <style:style style:name="Table3.6" style:family="table-row">
      <style:table-row-properties style:min-row-height="0.566in" fo:keep-together="auto"/>
    </style:style>
    <style:style style:name="Table4" style:family="table">
      <style:table-properties style:width="6.5208in" fo:margin-left="0in" fo:margin-top="0in" fo:margin-bottom="0in" table:align="left"/>
    </style:style>
    <style:style style:name="Table4.A" style:family="table-column">
      <style:table-column-properties style:column-width="1.1806in"/>
    </style:style>
    <style:style style:name="Table4.B" style:family="table-column">
      <style:table-column-properties style:column-width="3.2118in"/>
    </style:style>
    <style:style style:name="Table4.C" style:family="table-column">
      <style:table-column-properties style:column-width="2.1285in"/>
    </style:style>
    <style:style style:name="Table4.1" style:family="table-row">
      <style:table-row-properties style:min-row-height="0.3472in" fo:keep-together="auto"/>
    </style:style>
    <style:style style:name="Table4.A1" style:family="table-cell">
      <style:table-cell-properties style:vertical-align="" fo:padding="0.0694in" fo:border="none"/>
    </style:style>
    <style:style style:name="Table4.3" style:family="table-row">
      <style:table-row-properties style:min-row-height="0.5347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Standard" style:list-style-name="WWNum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3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1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7" style:family="paragraph" style:parent-style-name="Standard" style:list-style-name="WWNum1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8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9" style:family="paragraph" style:parent-style-name="Standard" style:master-page-name="Standard">
      <style:paragraph-properties style:page-number="1"/>
    </style:style>
    <style:style style:name="P50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51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52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53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5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Roboto Mono" style:font-name-asian="Roboto Mono1" style:font-name-complex="Roboto Mono1"/>
    </style:style>
    <style:style style:name="T5" style:family="text">
      <style:text-properties fo:color="#000000" fo:font-size="13pt" fo:font-weight="bold" style:font-size-asian="13pt" style:font-weight-asian="bold" style:font-size-complex="13pt"/>
    </style:style>
    <style:style style:name="T6" style:family="text">
      <style:text-properties fo:color="#000000" fo:font-size="11pt" fo:font-weight="bold" style:font-size-asian="11pt" style:font-weight-asian="bold" style:font-size-complex="11pt"/>
    </style:style>
    <style:style style:name="T7" style:family="text">
      <style:text-properties fo:font-style="italic" style:font-style-asian="italic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50"><text:bookmark text:name="_dx5fgr7ee74r"/><text:span text:style-name="T1">Project Report: Serverless Sales Analysis Reporting System using AWS Lambda</text:span></text:p>
      <text:p text:style-name="P52"><text:bookmark text:name="_ch87gqdwygz8"/><text:span text:style-name="T2">1. Project Overview</text:span></text:p>
      <text:p text:style-name="P2">This project demonstrates the implementation of a <text:span text:style-name="T3">serverless data analytics and notification system</text:span> using <text:span text:style-name="T3">AWS Lambda</text:span> and other AWS services. The solution automatically generates and emails a <text:span text:style-name="T3">daily sales analysis report</text:span> by retrieving data from a MySQL database hosted on an Amazon EC2 instance.</text:p>
      <text:p text:style-name="P2">The project highlights the use of <text:span text:style-name="T3">AWS Lambda, Amazon SNS, AWS Systems Manager Parameter Store, Amazon CloudWatch Events, and IAM roles</text:span> to build a scalable, event-driven, serverless architecture.</text:p>
      <text:p text:style-name="Standard"><draw:rect text:anchor-type="as-char" style:rel-width="100%" draw:z-index="0" draw:style-name="gr1" draw:text-style-name="P54" svg:width="0.0012in" svg:height="0.0213in"><text:p/></draw:rect></text:p>
      <text:p text:style-name="P52"><text:bookmark text:name="_fvcwwdu52q42"/><text:span text:style-name="T2">2. Architecture Summary</text:span></text:p>
      <text:p text:style-name="P2">The system automates report generation through the following workflow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3">Step</text:span></text:p>
          </table:table-cell>
          <table:table-cell table:style-name="Table1.A1" office:value-type="string">
            <text:p text:style-name="P1"><text:span text:style-name="T3">Description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3">1</text:span></text:p>
          </table:table-cell>
          <table:table-cell table:style-name="Table1.A1" office:value-type="string">
            <text:p text:style-name="Standard">A <text:span text:style-name="T3">CloudWatch Events rule</text:span> triggers the <text:span text:style-name="T4">salesAnalysisReport</text:span> Lambda function at 8 PM Monday through Saturday.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3">2</text:span></text:p>
          </table:table-cell>
          <table:table-cell table:style-name="Table1.A1" office:value-type="string">
            <text:p text:style-name="Standard">The <text:span text:style-name="T4">salesAnalysisReport</text:span> Lambda function invokes another Lambda function, <text:span text:style-name="T4">salesAnalysisReportDataExtractor</text:span>.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3">3</text:span></text:p>
          </table:table-cell>
          <table:table-cell table:style-name="Table1.A1" office:value-type="string">
            <text:p text:style-name="Standard">The <text:span text:style-name="T4">salesAnalysisReportDataExtractor</text:span> function runs SQL queries against the café database (<text:span text:style-name="T4">cafe_db</text:span>) hosted on an EC2 LAMP instance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4</text:span></text:p>
          </table:table-cell>
          <table:table-cell table:style-name="Table1.A1" office:value-type="string">
            <text:p text:style-name="Standard">The extracted data is returned to the main Lambda function.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3">5</text:span></text:p>
          </table:table-cell>
          <table:table-cell table:style-name="Table1.A1" office:value-type="string">
            <text:p text:style-name="Standard">The <text:span text:style-name="T4">salesAnalysisReport</text:span> function formats the results and publishes them to an <text:span text:style-name="T3">SNS topic</text:span>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6</text:span></text:p>
          </table:table-cell>
          <table:table-cell table:style-name="Table1.A1" office:value-type="string">
            <text:p text:style-name="Standard">The <text:span text:style-name="T3">SNS topic</text:span> sends an email report to the administrator.</text:p>
          </table:table-cell>
        </table:table-row>
      </table:table>
      <text:p text:style-name="Standard"><draw:rect text:anchor-type="as-char" style:rel-width="100%" draw:z-index="1" draw:style-name="gr1" draw:text-style-name="P54" svg:width="0.0012in" svg:height="0.0213in"><text:p/></draw:rect></text:p>
      <text:p text:style-name="P52"><text:bookmark text:name="_tpzmbj2o3gs"/><text:span text:style-name="T2">3. Objectives</text:span></text:p>
      <text:p text:style-name="P2">Upon completion, this project achieved the following objectives:</text:p>
      <text:list xml:id="list2695498999" text:style-name="WWNum10">
        <text:list-item>
          <text:p text:style-name="P3">Designed and implemented a <text:span text:style-name="T3">serverless architecture</text:span> for data analytics.<text:line-break/></text:p>
        </text:list-item>
        <text:list-item>
          <text:p text:style-name="P17">Configured <text:span text:style-name="T3">IAM roles and policies</text:span> to securely enable Lambda access to AWS resources.<text:line-break/></text:p>
        </text:list-item>
        <text:list-item>
          <text:p text:style-name="P17"><text:soft-page-break/>Created and deployed <text:span text:style-name="T3">Lambda layers</text:span> to handle external library dependencies (PyMySQL).<text:line-break/></text:p>
        </text:list-item>
        <text:list-item>
          <text:p text:style-name="P17">Developed two Lambda functions for <text:span text:style-name="T3">data extraction</text:span> and <text:span text:style-name="T3">report generation</text:span>.<text:line-break/></text:p>
        </text:list-item>
        <text:list-item>
          <text:p text:style-name="P17">Configured a <text:span text:style-name="T3">scheduled trigger</text:span> using CloudWatch Events (EventBridge).<text:line-break/></text:p>
        </text:list-item>
        <text:list-item>
          <text:p text:style-name="P31">Utilized <text:span text:style-name="T3">CloudWatch Logs</text:span> for troubleshooting and monitoring Lambda executions.<text:line-break/></text:p>
        </text:list-item>
      </text:list>
      <text:p text:style-name="Standard"><draw:rect text:anchor-type="as-char" style:rel-width="100%" draw:z-index="2" draw:style-name="gr1" draw:text-style-name="P54" svg:width="0.0012in" svg:height="0.0213in"><text:p/></draw:rect></text:p>
      <text:p text:style-name="P52"><text:bookmark text:name="_aijahipby84u"/><text:span text:style-name="T2">4. AWS Services Used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3">Service</text:span></text:p>
          </table:table-cell>
          <table:table-cell table:style-name="Table2.A1" office:value-type="string">
            <text:p text:style-name="P1"><text:span text:style-name="T3">Purpose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3">AWS Lambda</text:span></text:p>
          </table:table-cell>
          <table:table-cell table:style-name="Table2.A1" office:value-type="string">
            <text:p text:style-name="Standard">Core compute service for executing code serverlessly.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3">Amazon EC2 (LAMP Stack)</text:span></text:p>
          </table:table-cell>
          <table:table-cell table:style-name="Table2.A1" office:value-type="string">
            <text:p text:style-name="Standard">Hosts the café database (<text:span text:style-name="T4">cafe_db</text:span>) used for report generation.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3">Amazon SNS (Simple Notification Service)</text:span></text:p>
          </table:table-cell>
          <table:table-cell table:style-name="Table2.A1" office:value-type="string">
            <text:p text:style-name="Standard">Sends email notifications containing the sales report.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3">AWS Systems Manager Parameter Store</text:span></text:p>
          </table:table-cell>
          <table:table-cell table:style-name="Table2.A1" office:value-type="string">
            <text:p text:style-name="Standard">Stores database connection parameters securely.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3">Amazon CloudWatch Events (EventBridge)</text:span></text:p>
          </table:table-cell>
          <table:table-cell table:style-name="Table2.A1" office:value-type="string">
            <text:p text:style-name="Standard">Triggers the Lambda function based on a schedule.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3">AWS IAM (Identity and Access Management)</text:span></text:p>
          </table:table-cell>
          <table:table-cell table:style-name="Table2.A1" office:value-type="string">
            <text:p text:style-name="Standard">Manages access permissions through custom roles and policies.</text:p>
          </table:table-cell>
        </table:table-row>
      </table:table>
      <text:p text:style-name="Standard"><draw:rect text:anchor-type="as-char" style:rel-width="100%" draw:z-index="3" draw:style-name="gr1" draw:text-style-name="P54" svg:width="0.0012in" svg:height="0.0213in"><text:p/></draw:rect></text:p>
      <text:p text:style-name="P52"><text:bookmark text:name="_p70jnunzm9t1"/><text:span text:style-name="T2">5. Implementation Details</text:span></text:p>
      <text:p text:style-name="P51"><text:bookmark text:name="_hdbgyunju7si"/><text:span text:style-name="T5">5.1 IAM Role Configuration</text:span></text:p>
      <text:p text:style-name="P2">Two IAM roles were analyzed and assigned appropriate permissions:</text:p>
      <text:p text:style-name="P53"><text:bookmark text:name="_vqph4itrfle9"/><text:span text:style-name="T6">a. salesAnalysisReportRole</text:span></text:p>
      <text:list xml:id="list1934489919" text:style-name="WWNum7">
        <text:list-item>
          <text:p text:style-name="P4">Trusted Entity: <text:span text:style-name="T4">lambda.amazonaws.com<text:line-break/></text:span></text:p>
        </text:list-item>
        <text:list-item>
          <text:p text:style-name="P18">Policies:<text:line-break/></text:p>
          <text:list>
            <text:list-item>
              <text:p text:style-name="P43"><text:span text:style-name="T4">AmazonSNSFullAccess</text:span> – enables publishing to SNS topics.<text:line-break/></text:p>
            </text:list-item>
            <text:list-item>
              <text:p text:style-name="P43"><text:soft-page-break/><text:span text:style-name="T4">AmazonSSMReadOnlyAccess</text:span> – allows reading parameters from Parameter Store.<text:line-break/></text:p>
            </text:list-item>
            <text:list-item>
              <text:p text:style-name="P43"><text:span text:style-name="T4">AWSLambdaBasicExecutionRole</text:span> – allows CloudWatch logging.<text:line-break/></text:p>
            </text:list-item>
            <text:list-item>
              <text:p text:style-name="P46"><text:span text:style-name="T4">AWSLambdaRole</text:span> – permits invoking other Lambda functions.<text:line-break/></text:p>
            </text:list-item>
          </text:list>
        </text:list-item>
      </text:list>
      <text:p text:style-name="P53"><text:bookmark text:name="_6ek2dwt4mhn8"/><text:span text:style-name="T6">b. salesAnalysisReportDERole</text:span></text:p>
      <text:list xml:id="list310444352" text:style-name="WWNum13">
        <text:list-item>
          <text:p text:style-name="P5">Trusted Entity: <text:span text:style-name="T4">lambda.amazonaws.com<text:line-break/></text:span></text:p>
        </text:list-item>
        <text:list-item>
          <text:p text:style-name="P19">Policies:<text:line-break/></text:p>
          <text:list>
            <text:list-item>
              <text:p text:style-name="P44"><text:span text:style-name="T4">AWSLambdaBasicExecutionRole<text:line-break/></text:span></text:p>
            </text:list-item>
            <text:list-item>
              <text:p text:style-name="P47"><text:span text:style-name="T4">AWSLambdaVPCAccessExecutionRole</text:span> – required for VPC and subnet connectivity to the EC2-hosted MySQL instance.<text:line-break/></text:p>
            </text:list-item>
          </text:list>
        </text:list-item>
      </text:list>
      <text:p text:style-name="Standard"><draw:rect text:anchor-type="as-char" style:rel-width="100%" draw:z-index="4" draw:style-name="gr1" draw:text-style-name="P54" svg:width="0.0012in" svg:height="0.0213in"><text:p/></draw:rect></text:p>
      <text:p text:style-name="P51"><text:bookmark text:name="_9obl4vlylde7"/><text:span text:style-name="T5">5.2 Lambda Layer Creation</text:span></text:p>
      <text:list xml:id="list179717033" text:style-name="WWNum14">
        <text:list-item>
          <text:p text:style-name="P6"><text:span text:style-name="T3">Layer Name:</text:span> <text:span text:style-name="T4">pymysqlLibrary<text:line-break/></text:span></text:p>
        </text:list-item>
        <text:list-item>
          <text:p text:style-name="P20"><text:span text:style-name="T3">Description:</text:span> Contains the PyMySQL client library for connecting to MySQL databases.<text:line-break/></text:p>
        </text:list-item>
        <text:list-item>
          <text:p text:style-name="P20"><text:span text:style-name="T3">Runtime:</text:span> Python 3.9<text:line-break/></text:p>
        </text:list-item>
        <text:list-item>
          <text:p text:style-name="P32"><text:span text:style-name="T3">Upload File:</text:span> <text:span text:style-name="T4">pymysql-v3.zip<text:line-break/></text:span></text:p>
        </text:list-item>
      </text:list>
      <text:p text:style-name="P2">This layer was added to the <text:span text:style-name="T4">salesAnalysisReportDataExtractor</text:span> Lambda function to provide external library support.</text:p>
      <text:p text:style-name="Standard"><draw:rect text:anchor-type="as-char" style:rel-width="100%" draw:z-index="5" draw:style-name="gr1" draw:text-style-name="P54" svg:width="0.0012in" svg:height="0.0213in"><text:p/></draw:rect></text:p>
      <text:p text:style-name="P51"><text:bookmark text:name="_u8inmy5zb76c"/><text:span text:style-name="T5">5.3 Data Extractor Lambda Function</text:span></text:p>
      <text:list xml:id="list327631332" text:style-name="WWNum12">
        <text:list-item>
          <text:p text:style-name="P7"><text:span text:style-name="T3">Function Name:</text:span> <text:span text:style-name="T4">salesAnalysisReportDataExtractor<text:line-break/></text:span></text:p>
        </text:list-item>
        <text:list-item>
          <text:p text:style-name="P21"><text:span text:style-name="T3">Runtime:</text:span> Python 3.9<text:line-break/></text:p>
        </text:list-item>
        <text:list-item>
          <text:p text:style-name="P21"><text:span text:style-name="T3">Role:</text:span> <text:span text:style-name="T4">salesAnalysisReportDERole<text:line-break/></text:span></text:p>
        </text:list-item>
        <text:list-item>
          <text:p text:style-name="P21"><text:span text:style-name="T3">Handler:</text:span> <text:span text:style-name="T4">salesAnalysisReportDataExtractor.lambda_handler<text:line-break/></text:span></text:p>
        </text:list-item>
        <text:list-item>
          <text:p text:style-name="P33"><text:soft-page-break/><text:span text:style-name="T3">Code Source:</text:span> <text:span text:style-name="T4">salesAnalysisReportDataExtractor-v3.zip<text:line-break/></text:span></text:p>
        </text:list-item>
      </text:list>
      <text:p text:style-name="P2"><text:span text:style-name="T3">Network Configuration:</text:span></text:p>
      <text:list xml:id="list4117489781" text:style-name="WWNum11">
        <text:list-item>
          <text:p text:style-name="P8"><text:span text:style-name="T3">VPC:</text:span> Café VPC<text:line-break/></text:p>
        </text:list-item>
        <text:list-item>
          <text:p text:style-name="P22"><text:span text:style-name="T3">Subnet:</text:span> Café Public Subnet 1<text:line-break/></text:p>
        </text:list-item>
        <text:list-item>
          <text:p text:style-name="P34"><text:span text:style-name="T3">Security Group:</text:span> <text:span text:style-name="T4">CafeSecurityGroup</text:span> (configured to allow inbound traffic on port <text:span text:style-name="T3">3306</text:span> for MySQL access).<text:line-break/></text:p>
        </text:list-item>
      </text:list>
      <text:p text:style-name="P2"><text:span text:style-name="T3">Testing:</text:span></text:p>
      <text:list xml:id="list3482452721" text:style-name="WWNum6">
        <text:list-item>
          <text:p text:style-name="P9">Initial test failed due to a <text:span text:style-name="T3">timeout</text:span> (connection issue).<text:line-break/></text:p>
        </text:list-item>
        <text:list-item>
          <text:p text:style-name="P23">The issue was resolved by adding port <text:span text:style-name="T3">3306</text:span> to the inbound rules of the EC2 instance’s security group.<text:line-break/></text:p>
        </text:list-item>
        <text:list-item>
          <text:p text:style-name="P35">Final execution succeeded, returning a JSON response with sales data.<text:line-break/></text:p>
        </text:list-item>
      </text:list>
      <text:p text:style-name="Standard"><draw:rect text:anchor-type="as-char" style:rel-width="100%" draw:z-index="6" draw:style-name="gr1" draw:text-style-name="P54" svg:width="0.0012in" svg:height="0.0213in"><text:p/></draw:rect></text:p>
      <text:p text:style-name="P51"><text:bookmark text:name="_5sgu4frspb5a"/><text:span text:style-name="T5">5.4 Populating the Café Database</text:span></text:p>
      <text:p text:style-name="P2">The café web application (hosted on the EC2 instance) was accessed using its <text:span text:style-name="T3">public IPv4 address</text:span> to simulate customer orders. This populated the <text:span text:style-name="T4">cafe_db</text:span> database with order data, enabling the Lambda function to generate meaningful output.</text:p>
      <text:p text:style-name="Standard"><draw:rect text:anchor-type="as-char" style:rel-width="100%" draw:z-index="7" draw:style-name="gr1" draw:text-style-name="P54" svg:width="0.0012in" svg:height="0.0213in"><text:p/></draw:rect></text:p>
      <text:p text:style-name="P51"><text:bookmark text:name="_vxvav9ausxkg"/><text:span text:style-name="T5">5.5 Configuring Notifications</text:span></text:p>
      <text:list xml:id="list767119315" text:style-name="WWNum9">
        <text:list-item>
          <text:p text:style-name="P10"><text:span text:style-name="T3">SNS Topic Name:</text:span> <text:span text:style-name="T4">salesAnalysisReportTopic<text:line-break/></text:span></text:p>
        </text:list-item>
        <text:list-item>
          <text:p text:style-name="P24"><text:span text:style-name="T3">Display Name:</text:span> <text:span text:style-name="T4">SARTopic<text:line-break/></text:span></text:p>
        </text:list-item>
        <text:list-item>
          <text:p text:style-name="P24"><text:span text:style-name="T3">Subscription Protocol:</text:span> Email<text:line-break/></text:p>
        </text:list-item>
        <text:list-item>
          <text:p text:style-name="P36"><text:span text:style-name="T3">Endpoint:</text:span> Administrator’s email address<text:line-break/></text:p>
        </text:list-item>
      </text:list>
      <text:p text:style-name="P2">The subscription was confirmed through the email link provided by AWS.</text:p>
      <text:p text:style-name="Standard"><draw:rect text:anchor-type="as-char" style:rel-width="100%" draw:z-index="8" draw:style-name="gr1" draw:text-style-name="P54" svg:width="0.0012in" svg:height="0.0213in"><text:p/></draw:rect></text:p>
      <text:p text:style-name="P51"><text:bookmark text:name="_qu2mba2ba18h"/><text:span text:style-name="T5">5.6 Report Generator Lambda Function</text:span></text:p>
      <text:list xml:id="list283212664" text:style-name="WWNum4">
        <text:list-item>
          <text:p text:style-name="P11"><text:soft-page-break/><text:span text:style-name="T3">Function Name:</text:span> <text:span text:style-name="T4">salesAnalysisReport<text:line-break/></text:span></text:p>
        </text:list-item>
        <text:list-item>
          <text:p text:style-name="P25"><text:span text:style-name="T3">Runtime:</text:span> Python 3.9<text:line-break/></text:p>
        </text:list-item>
        <text:list-item>
          <text:p text:style-name="P25"><text:span text:style-name="T3">Created Using:</text:span> AWS CLI command (<text:span text:style-name="T4">aws lambda create-function</text:span>)<text:line-break/></text:p>
        </text:list-item>
        <text:list-item>
          <text:p text:style-name="P25"><text:span text:style-name="T3">Role:</text:span> <text:span text:style-name="T4">salesAnalysisReportRole<text:line-break/></text:span></text:p>
        </text:list-item>
        <text:list-item>
          <text:p text:style-name="P25"><text:span text:style-name="T3">Handler:</text:span> <text:span text:style-name="T4">salesAnalysisReport.lambda_handler<text:line-break/></text:span></text:p>
        </text:list-item>
        <text:list-item>
          <text:p text:style-name="P25"><text:span text:style-name="T3">Environment Variable:<text:line-break/></text:span></text:p>
          <text:list>
            <text:list-item>
              <text:p text:style-name="P45"><text:span text:style-name="T3">Key:</text:span> <text:span text:style-name="T4">topicARN<text:line-break/></text:span></text:p>
            </text:list-item>
            <text:list-item>
              <text:p text:style-name="P48"><text:span text:style-name="T3">Value:</text:span> ARN of <text:span text:style-name="T4">salesAnalysisReportTopic</text:span> SNS topic.<text:line-break/></text:p>
            </text:list-item>
          </text:list>
        </text:list-item>
      </text:list>
      <text:p text:style-name="P2"><text:span text:style-name="T3">Function Workflow:</text:span></text:p>
      <text:list xml:id="list3147512644" text:style-name="WWNum5">
        <text:list-item>
          <text:p text:style-name="P12">Retrieves database credentials from <text:span text:style-name="T3">Parameter Store</text:span>.<text:line-break/></text:p>
        </text:list-item>
        <text:list-item>
          <text:p text:style-name="P26">Invokes the <text:span text:style-name="T4">salesAnalysisReportDataExtractor</text:span> function.<text:line-break/></text:p>
        </text:list-item>
        <text:list-item>
          <text:p text:style-name="P26">Formats the sales data into a readable report.<text:line-break/></text:p>
        </text:list-item>
        <text:list-item>
          <text:p text:style-name="P37">Publishes the report to the SNS topic for email delivery.<text:line-break/></text:p>
        </text:list-item>
      </text:list>
      <text:p text:style-name="P2"><text:span text:style-name="T3">Test Result:</text:span></text:p>
      <text:p text:style-name="Standard">{</text:p>
      <text:p text:style-name="Standard"><text:s text:c="2"/>"statusCode": 200,</text:p>
      <text:p text:style-name="Standard"><text:s text:c="2"/>"body": "\"Sale Analysis Report sent.\""</text:p>
      <text:p text:style-name="Standard">}</text:p>
      <text:p text:style-name="Standard"/>
      <text:p text:style-name="P2">An email with the subject <text:span text:style-name="T3">“Daily Sales Analysis Report”</text:span> was received successfully, containing the formatted report.</text:p>
      <text:p text:style-name="Standard"><draw:rect text:anchor-type="as-char" style:rel-width="100%" draw:z-index="9" draw:style-name="gr1" draw:text-style-name="P54" svg:width="0.0012in" svg:height="0.0213in"><text:p/></draw:rect></text:p>
      <text:p text:style-name="P51"><text:bookmark text:name="_6202hzht8bwd"/><text:soft-page-break/><text:span text:style-name="T5">5.7 Adding the CloudWatch Trigger</text:span></text:p>
      <text:list xml:id="list3278500686" text:style-name="WWNum8">
        <text:list-item>
          <text:p text:style-name="P13"><text:span text:style-name="T3">Trigger Type:</text:span> EventBridge (CloudWatch Events)<text:line-break/></text:p>
        </text:list-item>
        <text:list-item>
          <text:p text:style-name="P27"><text:span text:style-name="T3">Rule Name:</text:span> <text:span text:style-name="T4">salesAnalysisReportDailyTrigger<text:line-break/></text:span></text:p>
        </text:list-item>
        <text:list-item>
          <text:p text:style-name="P38"><text:span text:style-name="T3">Description:</text:span> Initiates report generation daily.<text:line-break/></text:p>
        </text:list-item>
      </text:list>
      <text:p text:style-name="Standard"><text:span text:style-name="T3">Schedule Expression (Test):<text:line-break/><text:line-break/></text:span> cron(35 16 ? * MON-SAT *)</text:p>
      <text:list xml:id="list174742827204445" text:continue-numbering="true" text:style-name="WWNum8">
        <text:list-item>
          <text:p text:style-name="P42"><text:s/><text:span text:style-name="T7">(Triggers every Monday–Saturday at 11:35 AM EST / 4:35 PM UTC)<text:line-break/></text:span></text:p>
        </text:list-item>
      </text:list>
      <text:p text:style-name="Standard"><text:span text:style-name="T3">Production Schedule Example (UTC 8 PM):<text:line-break/><text:line-break/></text:span> cron(0 20 ? * MON-SAT *)</text:p>
      <text:list xml:id="list174742966603650" text:continue-numbering="true" text:style-name="WWNum8">
        <text:list-item>
          <text:p text:style-name="P42"/>
        </text:list-item>
      </text:list>
      <text:p text:style-name="Standard"><draw:rect text:anchor-type="as-char" style:rel-width="100%" draw:z-index="10" draw:style-name="gr1" draw:text-style-name="P54" svg:width="0.0012in" svg:height="0.0213in"><text:p/></draw:rect></text:p>
      <text:p text:style-name="P52"><text:bookmark text:name="_1zrpgh9pbkku"/><text:span text:style-name="T2">6. Testing and Validation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3">Test Case</text:span></text:p>
          </table:table-cell>
          <table:table-cell table:style-name="Table3.A1" office:value-type="string">
            <text:p text:style-name="P1"><text:span text:style-name="T3">Result</text:span></text:p>
          </table:table-cell>
        </table:table-row>
        <table:table-row table:style-name="Table3.2">
          <table:table-cell table:style-name="Table3.A1" office:value-type="string">
            <text:p text:style-name="Standard">Function connectivity to MySQL database</text:p>
          </table:table-cell>
          <table:table-cell table:style-name="Table3.A1" office:value-type="string">
            <text:p text:style-name="Standard">✅ Successful after adding port 3306 rule</text:p>
          </table:table-cell>
        </table:table-row>
        <table:table-row table:style-name="Table3.3">
          <table:table-cell table:style-name="Table3.A1" office:value-type="string">
            <text:p text:style-name="Standard">Data extraction Lambda function test</text:p>
          </table:table-cell>
          <table:table-cell table:style-name="Table3.A1" office:value-type="string">
            <text:p text:style-name="Standard">✅ Returned valid JSON with order data</text:p>
          </table:table-cell>
        </table:table-row>
        <table:table-row table:style-name="Table3.3">
          <table:table-cell table:style-name="Table3.A1" office:value-type="string">
            <text:p text:style-name="Standard">Report generator Lambda function test</text:p>
          </table:table-cell>
          <table:table-cell table:style-name="Table3.A1" office:value-type="string">
            <text:p text:style-name="Standard">✅ Successfully invoked and emailed report</text:p>
          </table:table-cell>
        </table:table-row>
        <table:table-row table:style-name="Table3.3">
          <table:table-cell table:style-name="Table3.A1" office:value-type="string">
            <text:p text:style-name="Standard">SNS topic email delivery</text:p>
          </table:table-cell>
          <table:table-cell table:style-name="Table3.A1" office:value-type="string">
            <text:p text:style-name="Standard">✅ Subscription confirmed and message received</text:p>
          </table:table-cell>
        </table:table-row>
        <table:table-row table:style-name="Table3.6">
          <table:table-cell table:style-name="Table3.A1" office:value-type="string">
            <text:p text:style-name="Standard">CloudWatch scheduled trigger</text:p>
          </table:table-cell>
          <table:table-cell table:style-name="Table3.A1" office:value-type="string">
            <text:p text:style-name="Standard">✅ Automatically executed Lambda and sent email</text:p>
          </table:table-cell>
        </table:table-row>
      </table:table>
      <text:p text:style-name="Standard"><draw:rect text:anchor-type="as-char" style:rel-width="100%" draw:z-index="11" draw:style-name="gr1" draw:text-style-name="P54" svg:width="0.0012in" svg:height="0.0213in"><text:p/></draw:rect></text:p>
      <text:p text:style-name="P52"><text:bookmark text:name="_8dmbhxubdjjq"/><text:span text:style-name="T2">7. Troubleshooting Summary</text:span></text:p>
      <text:list xml:id="list3147564994" text:style-name="WWNum2">
        <text:list-item>
          <text:p text:style-name="P14"><text:span text:style-name="T3">Issue:</text:span> Lambda timed out during database connection.<text:line-break/></text:p>
        </text:list-item>
        <text:list-item>
          <text:p text:style-name="P28"><text:span text:style-name="T3">Root Cause:</text:span> Missing inbound rule for MySQL port (3306) in the EC2 instance’s security group.<text:line-break/></text:p>
        </text:list-item>
        <text:list-item>
          <text:p text:style-name="P39"><text:span text:style-name="T3">Resolution:</text:span> Added port 3306 inbound rule to allow access from Lambda’s VPC security group.<text:line-break/></text:p>
        </text:list-item>
      </text:list>
      <text:p text:style-name="Standard"><text:soft-page-break/><draw:rect text:anchor-type="as-char" style:rel-width="100%" draw:z-index="12" draw:style-name="gr1" draw:text-style-name="P54" svg:width="0.0012in" svg:height="0.0213in"><text:p/></draw:rect></text:p>
      <text:p text:style-name="P52"><text:bookmark text:name="_sddjxkqu7kgv"/><text:span text:style-name="T2">8. Key Learnings</text:span></text:p>
      <text:list xml:id="list1435207904" text:style-name="WWNum1">
        <text:list-item>
          <text:p text:style-name="P15">Proper <text:span text:style-name="T3">IAM role configuration</text:span> is critical for Lambda-to-service communication.<text:line-break/></text:p>
        </text:list-item>
        <text:list-item>
          <text:p text:style-name="P29"><text:span text:style-name="T3">Lambda layers</text:span> simplify management of shared dependencies.<text:line-break/></text:p>
        </text:list-item>
        <text:list-item>
          <text:p text:style-name="P29"><text:span text:style-name="T3">CloudWatch Logs</text:span> provide essential debugging information for serverless functions.<text:line-break/></text:p>
        </text:list-item>
        <text:list-item>
          <text:p text:style-name="P29"><text:span text:style-name="T3">SNS</text:span> is an effective way to automate notifications and reporting.<text:line-break/></text:p>
        </text:list-item>
        <text:list-item>
          <text:p text:style-name="P40"><text:span text:style-name="T3">EventBridge schedules</text:span> can automate business processes reliably in serverless architectures.<text:line-break/></text:p>
        </text:list-item>
      </text:list>
      <text:p text:style-name="Standard"><draw:rect text:anchor-type="as-char" style:rel-width="100%" draw:z-index="13" draw:style-name="gr1" draw:text-style-name="P54" svg:width="0.0012in" svg:height="0.0213in"><text:p/></draw:rect></text:p>
      <text:p text:style-name="P52"><text:bookmark text:name="_3nzhk1csph20"/><text:span text:style-name="T2">9. Conclusion</text:span></text:p>
      <text:p text:style-name="P2">This project successfully implemented a <text:span text:style-name="T3">fully automated, serverless reporting system</text:span> that performs daily data extraction, processing, and email notifications using AWS managed services.</text:p>
      <text:p text:style-name="P2">It demonstrates strong proficiency in:</text:p>
      <text:list xml:id="list3073076701" text:style-name="WWNum3">
        <text:list-item>
          <text:p text:style-name="P16">AWS Lambda development and configuration<text:line-break/></text:p>
        </text:list-item>
        <text:list-item>
          <text:p text:style-name="P30">Secure role-based access via IAM<text:line-break/></text:p>
        </text:list-item>
        <text:list-item>
          <text:p text:style-name="P30">Network connectivity troubleshooting within a VPC<text:line-break/></text:p>
        </text:list-item>
        <text:list-item>
          <text:p text:style-name="P30">Automation using EventBridge (CloudWatch Events)<text:line-break/></text:p>
        </text:list-item>
        <text:list-item>
          <text:p text:style-name="P41">Integration of multiple AWS services in a production-style workflow<text:line-break/></text:p>
        </text:list-item>
      </text:list>
      <text:p text:style-name="Standard"><draw:rect text:anchor-type="as-char" style:rel-width="100%" draw:z-index="14" draw:style-name="gr1" draw:text-style-name="P54" svg:width="0.0012in" svg:height="0.0213in"><text:p/></draw:rect></text:p>
      <text:p text:style-name="P52"><text:bookmark text:name="_u3274s90lbj2"/><text:span text:style-name="T2">10. Deliverables Summary</text:span>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1"><text:span text:style-name="T3">Component</text:span></text:p>
          </table:table-cell>
          <table:table-cell table:style-name="Table4.A1" office:value-type="string">
            <text:p text:style-name="P1"><text:span text:style-name="T3">Name</text:span></text:p>
          </table:table-cell>
          <table:table-cell table:style-name="Table4.A1" office:value-type="string">
            <text:p text:style-name="P1"><text:span text:style-name="T3">Description</text:span></text:p>
          </table:table-cell>
        </table:table-row>
        <table:table-row table:style-name="Table4.1">
          <table:table-cell table:style-name="Table4.A1" office:value-type="string">
            <text:p text:style-name="Standard">Lambda Layer</text:p>
          </table:table-cell>
          <table:table-cell table:style-name="Table4.A1" office:value-type="string">
            <text:p text:style-name="Standard"><text:span text:style-name="T4">pymysqlLibrary</text:span></text:p>
          </table:table-cell>
          <table:table-cell table:style-name="Table4.A1" office:value-type="string">
            <text:p text:style-name="Standard">PyMySQL client dependency</text:p>
          </table:table-cell>
        </table:table-row>
        <table:table-row table:style-name="Table4.3">
          <table:table-cell table:style-name="Table4.A1" office:value-type="string">
            <text:p text:style-name="Standard">Lambda Function</text:p>
          </table:table-cell>
          <table:table-cell table:style-name="Table4.A1" office:value-type="string">
            <text:p text:style-name="Standard"><text:span text:style-name="T4">salesAnalysisReportDataExtractor</text:span></text:p>
          </table:table-cell>
          <table:table-cell table:style-name="Table4.A1" office:value-type="string">
            <text:p text:style-name="Standard">Extracts data from MySQL database</text:p>
          </table:table-cell>
        </table:table-row>
        <table:table-row table:style-name="Table4.3">
          <table:table-cell table:style-name="Table4.A1" office:value-type="string">
            <text:p text:style-name="Standard">Lambda Function</text:p>
          </table:table-cell>
          <table:table-cell table:style-name="Table4.A1" office:value-type="string">
            <text:p text:style-name="Standard"><text:span text:style-name="T4">salesAnalysisReport</text:span></text:p>
          </table:table-cell>
          <table:table-cell table:style-name="Table4.A1" office:value-type="string">
            <text:p text:style-name="Standard">Generates and sends sales report</text:p>
          </table:table-cell>
        </table:table-row>
        <table:table-row table:style-name="Table4.1">
          <table:table-cell table:style-name="Table4.A1" office:value-type="string">
            <text:p text:style-name="Standard">SNS Topic</text:p>
          </table:table-cell>
          <table:table-cell table:style-name="Table4.A1" office:value-type="string">
            <text:p text:style-name="Standard"><text:span text:style-name="T4">salesAnalysisReportTopic</text:span></text:p>
          </table:table-cell>
          <table:table-cell table:style-name="Table4.A1" office:value-type="string">
            <text:p text:style-name="Standard">Sends email notifications</text:p>
          </table:table-cell>
        </table:table-row>
        <table:table-row table:style-name="Table4.3">
          <table:table-cell table:style-name="Table4.A1" office:value-type="string">
            <text:p text:style-name="Standard">CloudWatch Rule</text:p>
          </table:table-cell>
          <table:table-cell table:style-name="Table4.A1" office:value-type="string">
            <text:p text:style-name="Standard"><text:span text:style-name="T4">salesAnalysisReportDailyTrigger</text:span></text:p>
          </table:table-cell>
          <table:table-cell table:style-name="Table4.A1" office:value-type="string">
            <text:p text:style-name="Standard">Schedules Lambda execution</text:p>
          </table:table-cell>
        </table:table-row>
        <table:table-row table:style-name="Table4.3">
          <table:table-cell table:style-name="Table4.A1" office:value-type="string">
            <text:p text:style-name="Standard">IAM Roles</text:p>
          </table:table-cell>
          <table:table-cell table:style-name="Table4.A1" office:value-type="string">
            <text:p text:style-name="Standard"><text:span text:style-name="T4">salesAnalysisReportRole</text:span>, <text:span text:style-name="T4">salesAnalysisReportDERole</text:span></text:p>
          </table:table-cell>
          <table:table-cell table:style-name="Table4.A1" office:value-type="string">
            <text:p text:style-name="Standard">Permissions for respective Lambda functions</text:p>
          </table:table-cell>
        </table:table-row>
      </table:table>
      <text:p text:style-name="Standard"><draw:rect text:anchor-type="as-char" style:rel-width="100%" draw:z-index="15" draw:style-name="gr1" draw:text-style-name="P54" svg:width="0.0012in" svg:height="0.0213in"><text:p/></draw:rect></text:p>
      <text:p text:style-name="P2">✅ <text:span text:style-name="T3">Project Completed Successfully</text:span></text:p>
      <text:p text:style-name="P2"><text:span text:style-name="T3">Duration:</text:span> ~60 minutes<text:line-break/> <text:span text:style-name="T3">AWS Region:</text:span> us-west-2<text:line-break/> <text:span text:style-name="T3">Author:</text:span> <text:span text:style-name="T7">Suvo Biswas<text:line-break/></text:span> <text:span text:style-name="T3">Completion Status:</text:span> ✅ Fully Implemented, Tested, and Validated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8" meta:paragraph-count="185" meta:word-count="1061" meta:character-count="7759" meta:non-whitespace-character-count="6851"/>
    <meta:generator>LibreOfficeDev/6.0.5.2$Linux_X86_64 LibreOffice_project/</meta:generator>
  </office:meta>
</office:document-meta>
</file>